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1_Einführung/Math-in-Konsol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2+3;</text:p>
      <text:p text:style-name="Standard"/>
      <text:p text:style-name="Standard">var x;</text:p>
      <text:p text:style-name="Standard"/>
      <text:p text:style-name="Standard">x = 4;</text:p>
      <text:p text:style-name="Standard"/>
      <text:p text:style-name="Standard">x*=3;</text:p>
      <text:p text:style-name="Standard"/>
      <text:p text:style-name="Standard">parseInt(123);<text:tab/><text:tab/><text:tab/><text:tab/><text:tab/>______________________________</text:p>
      <text:p text:style-name="Standard"/>
      <text:p text:style-name="Standard">parseInt('abc');<text:tab/><text:tab/><text:tab/><text:tab/>______________________________</text:p>
      <text:p text:style-name="Standard"/>
      <text:p text:style-name="Standard">parseInt('123abc');<text:tab/><text:tab/><text:tab/><text:tab/>______________________________</text:p>
      <text:p text:style-name="Standard"/>
      <text:p text:style-name="Standard">Math.PI;<text:tab/><text:tab/><text:tab/><text:tab/><text:tab/>______________________________</text:p>
      <text:p text:style-name="Standard"/>
      <text:p text:style-name="Standard">Math.min(1,2,3);<text:tab/><text:tab/><text:tab/><text:tab/>______________________________</text:p>
      <text:p text:style-name="Standard"/>
      <text:p text:style-name="Standard">Math.max(1,2,3);<text:tab/><text:tab/><text:tab/><text:tab/>______________________________</text:p>
      <text:p text:style-name="Standard"/>
      <text:p text:style-name="Standard">Math.abs(4.5);<text:tab/><text:tab/><text:tab/><text:tab/><text:tab/>______________________________</text:p>
      <text:p text:style-name="Standard"/>
      <text:p text:style-name="Standard">Math.abs(-4.5);<text:tab/><text:tab/><text:tab/><text:tab/>______________________________</text:p>
      <text:p text:style-name="Standard"/>
      <text:p text:style-name="Standard">Math.sqrt(25);<text:tab/><text:tab/><text:tab/><text:tab/><text:tab/>______________________________</text:p>
      <text:p text:style-name="Standard"/>
      <text:p text:style-name="Standard">Math.round(3.4);<text:tab/><text:tab/><text:tab/><text:tab/>______________________________</text:p>
      <text:p text:style-name="Standard"/>
      <text:p text:style-name="Standard">Math.round(4.5);<text:tab/><text:tab/><text:tab/><text:tab/>______________________________</text:p>
      <text:p text:style-name="Standard"/>
      <text:p text:style-name="Standard">Math.ceil(3.4);<text:tab/><text:tab/><text:tab/><text:tab/>______________________________</text:p>
      <text:p text:style-name="Standard"/>
      <text:p text:style-name="Standard">Math.ceil(4.5);<text:tab/><text:tab/><text:tab/><text:tab/>______________________________</text:p>
      <text:p text:style-name="Standard"/>
      <text:p text:style-name="Standard">Math.floor(3.4);<text:tab/><text:tab/><text:tab/><text:tab/>______________________________</text:p>
      <text:p text:style-name="Standard"/>
      <text:p text:style-name="Standard">Math.floor(4.5);<text:tab/><text:tab/><text:tab/><text:tab/>______________________________</text:p>
      <text:p text:style-name="Standard"/>
      <text:p text:style-name="Standard">Math.random();<text:tab/><text:tab/><text:tab/><text:tab/>______________________________</text:p>
      <text:p text:style-name="Standard"/>
      <text:p text:style-name="Standard">Math.random();<text:tab/><text:tab/><text:tab/><text:tab/>______________________________</text:p>
      <text:p text:style-name="Standard"/>
      <text:p text:style-name="Standard">Math.random() *20<text:tab/><text:tab/><text:tab/><text:tab/>______________________________</text:p>
      <text:p text:style-name="Standard"/>
      <text:p text:style-name="Standard">Math.random() *20<text:tab/><text:tab/><text:tab/><text:tab/>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2:28:34.31</meta:creation-date>
    <dc:date>2016-01-27T11:11:53.89</dc:date>
    <dc:creator>Yvonne Fitzgerald</dc:creator>
    <meta:editing-duration>PT1H1M28S</meta:editing-duration>
    <meta:editing-cycles>14</meta:editing-cycles>
    <meta:generator>OpenOffice/4.1.1$Win32 OpenOffice.org_project/411m6$Build-9775</meta:generator>
    <meta:document-statistic meta:table-count="1" meta:image-count="0" meta:object-count="0" meta:page-count="1" meta:paragraph-count="29" meta:word-count="58" meta:character-count="1091"/>
  </office:meta>
</office:document-meta>
</file>